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94603" officeooo:paragraph-rsid="0019460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llierung Uppaal vor Praktikumstermin 2</text:p>
      <text:p text:style-name="P1">Der Server, der die Kommunikation zwischen Passagieren und Taxis regelt wurde anfänglich in einem Prozess modelliert. Während der Simulation fiel auf, dass dies sehr kontraproduktiv für die Geschwindigkeit des Systems ist und dass es parallelisierbar ist. Folglich wurde der Server in einen Taxi-Thread und einen Registrierungs-Thread aufgeteilt.</text:p>
      <text:p text:style-name="P1"/>
      <text:p text:style-name="P1"/>
      <text:p text:style-name="P1">Modellierung Uppaal nach Praktikumstermin 2</text:p>
      <text:p text:style-name="P1">Um das Modell in einem größeren Maßstab von Parallelität zu verifizieren wurde der Passagier so erweitert, dass er, wenn gewünscht, sich zufällige Startpositionen und Ziele aussucht und eine zufällige Zeit wartet, bis er sich überhaupt registriert. Damit wird ein möglichst realitätsnahes Szenario erzeu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11:16:17.060700164</meta:creation-date>
    <dc:date>2019-10-22T11:26:40.550036898</dc:date>
    <meta:editing-duration>PT3S</meta:editing-duration>
    <meta:editing-cycles>1</meta:editing-cycles>
    <meta:document-statistic meta:table-count="0" meta:image-count="0" meta:object-count="0" meta:page-count="1" meta:paragraph-count="4" meta:word-count="100" meta:character-count="736" meta:non-whitespace-character-count="640"/>
    <meta:generator>LibreOffice/6.0.7.3$Linux_X86_64 LibreOffice_project/00m0$Build-3</meta:generator>
  </office:meta>
</office:document-meta>
</file>